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23.41pt" svg:y="383.98pt">
            <draw:object draw:notify-on-update-of-ranges="Sheet1.A8:Sheet1.A28 Sheet1.B8:Sheet1.B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673.54pt" svg:y="33.87pt">
            <draw:object draw:notify-on-update-of-ranges="Sheet1.A7:Sheet1.A7 Sheet1.A8:Sheet1.A28 Sheet1.E7:Sheet1.E7 Sheet1.E8:Sheet1.E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6pt" svg:x="677.45pt" svg:y="307.19pt">
            <draw:object draw:notify-on-update-of-ranges="Sheet1.A7:Sheet1.A7 Sheet1.A8:Sheet1.A28 Sheet1.C7:Sheet1.C7 Sheet1.C8:Sheet1.C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VDO 300F sender curv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Vref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re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For Rdivider meth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e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For Isrc method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Resistance</text:p>
          </table:table-cell>
          <table:table-cell office:value-type="string" calcext:value-type="string">
            <text:p>Vout (Isrc)</text:p>
          </table:table-cell>
          <table:table-cell office:value-type="string" calcext:value-type="string">
            <text:p>Iout (Isrc)</text:p>
          </table:table-cell>
          <table:table-cell office:value-type="string" calcext:value-type="string">
            <text:p>Vout (Rdiv)</text:p>
          </table:table-cell>
          <table:table-cell office:value-type="string" calcext:value-type="string">
            <text:p>Iout (Rdiv)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22" calcext:value-type="float">
            <text:p>322</text:p>
          </table:table-cell>
          <table:table-cell table:formula="of:=[.$C$5]/1000*[.B8]" office:value-type="float" office:value="3.22" calcext:value-type="float">
            <text:p>3.22</text:p>
          </table:table-cell>
          <table:table-cell table:formula="of:=[.$C$5]" office:value-type="float" office:value="10" calcext:value-type="float">
            <text:p>10</text:p>
          </table:table-cell>
          <table:table-cell table:formula="of:=[.$C$3]*([.B8]/([.B8]+[.$C$4]))" office:value-type="float" office:value="2.51800947867299" calcext:value-type="float">
            <text:p>2.51800947867299</text:p>
          </table:table-cell>
          <table:table-cell table:formula="of:=1000*[.$C$3]/([.$C$4]+[.B8])" office:value-type="float" office:value="7.81990521327014" calcext:value-type="float">
            <text:p>7.8199052132701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66" calcext:value-type="float">
            <text:p>266</text:p>
          </table:table-cell>
          <table:table-cell table:formula="of:=[.$C$5]/1000*[.B9]" office:value-type="float" office:value="2.66" calcext:value-type="float">
            <text:p>2.66</text:p>
          </table:table-cell>
          <table:table-cell table:formula="of:=[.$C$5]" office:value-type="float" office:value="10" calcext:value-type="float">
            <text:p>10</text:p>
          </table:table-cell>
          <table:table-cell table:formula="of:=[.$C$3]*([.B9]/([.B9]+[.$C$4]))" office:value-type="float" office:value="2.3983606557377" calcext:value-type="float">
            <text:p>2.3983606557377</text:p>
          </table:table-cell>
          <table:table-cell table:formula="of:=1000*[.$C$3]/([.$C$4]+[.B9])" office:value-type="float" office:value="9.01639344262295" calcext:value-type="float">
            <text:p>9.0163934426229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21" calcext:value-type="float">
            <text:p>221</text:p>
          </table:table-cell>
          <table:table-cell table:formula="of:=[.$C$5]/1000*[.B10]" office:value-type="float" office:value="2.21" calcext:value-type="float">
            <text:p>2.21</text:p>
          </table:table-cell>
          <table:table-cell table:formula="of:=[.$C$5]" office:value-type="float" office:value="10" calcext:value-type="float">
            <text:p>10</text:p>
          </table:table-cell>
          <table:table-cell table:formula="of:=[.$C$3]*([.B10]/([.B10]+[.$C$4]))" office:value-type="float" office:value="2.27196261682243" calcext:value-type="float">
            <text:p>2.27196261682243</text:p>
          </table:table-cell>
          <table:table-cell table:formula="of:=1000*[.$C$3]/([.$C$4]+[.B10])" office:value-type="float" office:value="10.2803738317757" calcext:value-type="float">
            <text:p>10.280373831775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85" calcext:value-type="float">
            <text:p>185</text:p>
          </table:table-cell>
          <table:table-cell table:formula="of:=[.$C$5]/1000*[.B11]" office:value-type="float" office:value="1.85" calcext:value-type="float">
            <text:p>1.85</text:p>
          </table:table-cell>
          <table:table-cell table:formula="of:=[.$C$5]" office:value-type="float" office:value="10" calcext:value-type="float">
            <text:p>10</text:p>
          </table:table-cell>
          <table:table-cell table:formula="of:=[.$C$3]*([.B11]/([.B11]+[.$C$4]))" office:value-type="float" office:value="2.14210526315789" calcext:value-type="float">
            <text:p>2.14210526315789</text:p>
          </table:table-cell>
          <table:table-cell table:formula="of:=1000*[.$C$3]/([.$C$4]+[.B11])" office:value-type="float" office:value="11.5789473684211" calcext:value-type="float">
            <text:p>11.578947368421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5" calcext:value-type="float">
            <text:p>155</text:p>
          </table:table-cell>
          <table:table-cell table:formula="of:=[.$C$5]/1000*[.B12]" office:value-type="float" office:value="1.55" calcext:value-type="float">
            <text:p>1.55</text:p>
          </table:table-cell>
          <table:table-cell table:formula="of:=[.$C$5]" office:value-type="float" office:value="10" calcext:value-type="float">
            <text:p>10</text:p>
          </table:table-cell>
          <table:table-cell table:formula="of:=[.$C$3]*([.B12]/([.B12]+[.$C$4]))" office:value-type="float" office:value="2.00588235294118" calcext:value-type="float">
            <text:p>2.00588235294118</text:p>
          </table:table-cell>
          <table:table-cell table:formula="of:=1000*[.$C$3]/([.$C$4]+[.B12])" office:value-type="float" office:value="12.9411764705882" calcext:value-type="float">
            <text:p>12.941176470588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1" calcext:value-type="float">
            <text:p>131</text:p>
          </table:table-cell>
          <table:table-cell table:formula="of:=[.$C$5]/1000*[.B13]" office:value-type="float" office:value="1.31" calcext:value-type="float">
            <text:p>1.31</text:p>
          </table:table-cell>
          <table:table-cell table:formula="of:=[.$C$5]" office:value-type="float" office:value="10" calcext:value-type="float">
            <text:p>10</text:p>
          </table:table-cell>
          <table:table-cell table:formula="of:=[.$C$3]*([.B13]/([.B13]+[.$C$4]))" office:value-type="float" office:value="1.87142857142857" calcext:value-type="float">
            <text:p>1.87142857142857</text:p>
          </table:table-cell>
          <table:table-cell table:formula="of:=1000*[.$C$3]/([.$C$4]+[.B13])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2" calcext:value-type="float">
            <text:p>112</text:p>
          </table:table-cell>
          <table:table-cell table:formula="of:=[.$C$5]/1000*[.B14]" office:value-type="float" office:value="1.12" calcext:value-type="float">
            <text:p>1.12</text:p>
          </table:table-cell>
          <table:table-cell table:formula="of:=[.$C$5]" office:value-type="float" office:value="10" calcext:value-type="float">
            <text:p>10</text:p>
          </table:table-cell>
          <table:table-cell table:formula="of:=[.$C$3]*([.B14]/([.B14]+[.$C$4]))" office:value-type="float" office:value="1.74339622641509" calcext:value-type="float">
            <text:p>1.74339622641509</text:p>
          </table:table-cell>
          <table:table-cell table:formula="of:=1000*[.$C$3]/([.$C$4]+[.B14])" office:value-type="float" office:value="15.5660377358491" calcext:value-type="float">
            <text:p>15.566037735849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6" calcext:value-type="float">
            <text:p>96</text:p>
          </table:table-cell>
          <table:table-cell table:formula="of:=[.$C$5]/1000*[.B15]" office:value-type="float" office:value="0.96" calcext:value-type="float">
            <text:p>0.96</text:p>
          </table:table-cell>
          <table:table-cell table:formula="of:=[.$C$5]" office:value-type="float" office:value="10" calcext:value-type="float">
            <text:p>10</text:p>
          </table:table-cell>
          <table:table-cell table:formula="of:=[.$C$3]*([.B15]/([.B15]+[.$C$4]))" office:value-type="float" office:value="1.61632653061224" calcext:value-type="float">
            <text:p>1.61632653061224</text:p>
          </table:table-cell>
          <table:table-cell table:formula="of:=1000*[.$C$3]/([.$C$4]+[.B15])" office:value-type="float" office:value="16.8367346938776" calcext:value-type="float">
            <text:p>16.836734693877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3" calcext:value-type="float">
            <text:p>83</text:p>
          </table:table-cell>
          <table:table-cell table:formula="of:=[.$C$5]/1000*[.B16]" office:value-type="float" office:value="0.83" calcext:value-type="float">
            <text:p>0.83</text:p>
          </table:table-cell>
          <table:table-cell table:formula="of:=[.$C$5]" office:value-type="float" office:value="10" calcext:value-type="float">
            <text:p>10</text:p>
          </table:table-cell>
          <table:table-cell table:formula="of:=[.$C$3]*([.B16]/([.B16]+[.$C$4]))" office:value-type="float" office:value="1.49672131147541" calcext:value-type="float">
            <text:p>1.49672131147541</text:p>
          </table:table-cell>
          <table:table-cell table:formula="of:=1000*[.$C$3]/([.$C$4]+[.B16])" office:value-type="float" office:value="18.0327868852459" calcext:value-type="float">
            <text:p>18.032786885245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1" calcext:value-type="float">
            <text:p>71</text:p>
          </table:table-cell>
          <table:table-cell table:formula="of:=[.$C$5]/1000*[.B17]" office:value-type="float" office:value="0.71" calcext:value-type="float">
            <text:p>0.71</text:p>
          </table:table-cell>
          <table:table-cell table:formula="of:=[.$C$5]" office:value-type="float" office:value="10" calcext:value-type="float">
            <text:p>10</text:p>
          </table:table-cell>
          <table:table-cell table:formula="of:=[.$C$3]*([.B17]/([.B17]+[.$C$4]))" office:value-type="float" office:value="1.37017543859649" calcext:value-type="float">
            <text:p>1.37017543859649</text:p>
          </table:table-cell>
          <table:table-cell table:formula="of:=1000*[.$C$3]/([.$C$4]+[.B17])" office:value-type="float" office:value="19.2982456140351" calcext:value-type="float">
            <text:p>19.298245614035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2" calcext:value-type="float">
            <text:p>62</text:p>
          </table:table-cell>
          <table:table-cell table:formula="of:=[.$C$5]/1000*[.B18]" office:value-type="float" office:value="0.62" calcext:value-type="float">
            <text:p>0.62</text:p>
          </table:table-cell>
          <table:table-cell table:formula="of:=[.$C$5]" office:value-type="float" office:value="10" calcext:value-type="float">
            <text:p>10</text:p>
          </table:table-cell>
          <table:table-cell table:formula="of:=[.$C$3]*([.B18]/([.B18]+[.$C$4]))" office:value-type="float" office:value="1.26296296296296" calcext:value-type="float">
            <text:p>1.26296296296296</text:p>
          </table:table-cell>
          <table:table-cell table:formula="of:=1000*[.$C$3]/([.$C$4]+[.B18])" office:value-type="float" office:value="20.3703703703704" calcext:value-type="float">
            <text:p>20.370370370370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4" calcext:value-type="float">
            <text:p>54</text:p>
          </table:table-cell>
          <table:table-cell table:formula="of:=[.$C$5]/1000*[.B19]" office:value-type="float" office:value="0.54" calcext:value-type="float">
            <text:p>0.54</text:p>
          </table:table-cell>
          <table:table-cell table:formula="of:=[.$C$5]" office:value-type="float" office:value="10" calcext:value-type="float">
            <text:p>10</text:p>
          </table:table-cell>
          <table:table-cell table:formula="of:=[.$C$3]*([.B19]/([.B19]+[.$C$4]))" office:value-type="float" office:value="1.15714285714286" calcext:value-type="float">
            <text:p>1.15714285714286</text:p>
          </table:table-cell>
          <table:table-cell table:formula="of:=1000*[.$C$3]/([.$C$4]+[.B19])" office:value-type="float" office:value="21.4285714285714" calcext:value-type="float">
            <text:p>21.428571428571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7" calcext:value-type="float">
            <text:p>47</text:p>
          </table:table-cell>
          <table:table-cell table:formula="of:=[.$C$5]/1000*[.B20]" office:value-type="float" office:value="0.47" calcext:value-type="float">
            <text:p>0.47</text:p>
          </table:table-cell>
          <table:table-cell table:formula="of:=[.$C$5]" office:value-type="float" office:value="10" calcext:value-type="float">
            <text:p>10</text:p>
          </table:table-cell>
          <table:table-cell table:formula="of:=[.$C$3]*([.B20]/([.B20]+[.$C$4]))" office:value-type="float" office:value="1.05510204081633" calcext:value-type="float">
            <text:p>1.05510204081633</text:p>
          </table:table-cell>
          <table:table-cell table:formula="of:=1000*[.$C$3]/([.$C$4]+[.B20])" office:value-type="float" office:value="22.4489795918367" calcext:value-type="float">
            <text:p>22.448979591836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1" calcext:value-type="float">
            <text:p>41</text:p>
          </table:table-cell>
          <table:table-cell table:formula="of:=[.$C$5]/1000*[.B21]" office:value-type="float" office:value="0.41" calcext:value-type="float">
            <text:p>0.41</text:p>
          </table:table-cell>
          <table:table-cell table:formula="of:=[.$C$5]" office:value-type="float" office:value="10" calcext:value-type="float">
            <text:p>10</text:p>
          </table:table-cell>
          <table:table-cell table:formula="of:=[.$C$3]*([.B21]/([.B21]+[.$C$4]))" office:value-type="float" office:value="0.959574468085106" calcext:value-type="float">
            <text:p>0.959574468085106</text:p>
          </table:table-cell>
          <table:table-cell table:formula="of:=1000*[.$C$3]/([.$C$4]+[.B21])" office:value-type="float" office:value="23.4042553191489" calcext:value-type="float">
            <text:p>23.404255319148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table:formula="of:=[.$C$5]/1000*[.B22]" office:value-type="float" office:value="0.37" calcext:value-type="float">
            <text:p>0.37</text:p>
          </table:table-cell>
          <table:table-cell table:formula="of:=[.$C$5]" office:value-type="float" office:value="10" calcext:value-type="float">
            <text:p>10</text:p>
          </table:table-cell>
          <table:table-cell table:formula="of:=[.$C$3]*([.B22]/([.B22]+[.$C$4]))" office:value-type="float" office:value="0.891240875912409" calcext:value-type="float">
            <text:p>0.891240875912409</text:p>
          </table:table-cell>
          <table:table-cell table:formula="of:=1000*[.$C$3]/([.$C$4]+[.B22])" office:value-type="float" office:value="24.0875912408759" calcext:value-type="float">
            <text:p>24.087591240875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2" calcext:value-type="float">
            <text:p>32</text:p>
          </table:table-cell>
          <table:table-cell table:formula="of:=[.$C$5]/1000*[.B23]" office:value-type="float" office:value="0.32" calcext:value-type="float">
            <text:p>0.32</text:p>
          </table:table-cell>
          <table:table-cell table:formula="of:=[.$C$5]" office:value-type="float" office:value="10" calcext:value-type="float">
            <text:p>10</text:p>
          </table:table-cell>
          <table:table-cell table:formula="of:=[.$C$3]*([.B23]/([.B23]+[.$C$4]))" office:value-type="float" office:value="0.8" calcext:value-type="float">
            <text:p>0.8</text:p>
          </table:table-cell>
          <table:table-cell table:formula="of:=1000*[.$C$3]/([.$C$4]+[.B23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9" calcext:value-type="float">
            <text:p>29</text:p>
          </table:table-cell>
          <table:table-cell table:formula="of:=[.$C$5]/1000*[.B24]" office:value-type="float" office:value="0.29" calcext:value-type="float">
            <text:p>0.29</text:p>
          </table:table-cell>
          <table:table-cell table:formula="of:=[.$C$5]" office:value-type="float" office:value="10" calcext:value-type="float">
            <text:p>10</text:p>
          </table:table-cell>
          <table:table-cell table:formula="of:=[.$C$3]*([.B24]/([.B24]+[.$C$4]))" office:value-type="float" office:value="0.741860465116279" calcext:value-type="float">
            <text:p>0.741860465116279</text:p>
          </table:table-cell>
          <table:table-cell table:formula="of:=1000*[.$C$3]/([.$C$4]+[.B24])" office:value-type="float" office:value="25.5813953488372" calcext:value-type="float">
            <text:p>25.581395348837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6" calcext:value-type="float">
            <text:p>26</text:p>
          </table:table-cell>
          <table:table-cell table:formula="of:=[.$C$5]/1000*[.B25]" office:value-type="float" office:value="0.26" calcext:value-type="float">
            <text:p>0.26</text:p>
          </table:table-cell>
          <table:table-cell table:formula="of:=[.$C$5]" office:value-type="float" office:value="10" calcext:value-type="float">
            <text:p>10</text:p>
          </table:table-cell>
          <table:table-cell table:formula="of:=[.$C$3]*([.B25]/([.B25]+[.$C$4]))" office:value-type="float" office:value="0.680952380952381" calcext:value-type="float">
            <text:p>0.680952380952381</text:p>
          </table:table-cell>
          <table:table-cell table:formula="of:=1000*[.$C$3]/([.$C$4]+[.B25])" office:value-type="float" office:value="26.1904761904762" calcext:value-type="float">
            <text:p>26.190476190476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3" calcext:value-type="float">
            <text:p>23</text:p>
          </table:table-cell>
          <table:table-cell table:formula="of:=[.$C$5]/1000*[.B26]" office:value-type="float" office:value="0.23" calcext:value-type="float">
            <text:p>0.23</text:p>
          </table:table-cell>
          <table:table-cell table:formula="of:=[.$C$5]" office:value-type="float" office:value="10" calcext:value-type="float">
            <text:p>10</text:p>
          </table:table-cell>
          <table:table-cell table:formula="of:=[.$C$3]*([.B26]/([.B26]+[.$C$4]))" office:value-type="float" office:value="0.617073170731707" calcext:value-type="float">
            <text:p>0.617073170731707</text:p>
          </table:table-cell>
          <table:table-cell table:formula="of:=1000*[.$C$3]/([.$C$4]+[.B26])" office:value-type="float" office:value="26.8292682926829" calcext:value-type="float">
            <text:p>26.829268292682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1" calcext:value-type="float">
            <text:p>21</text:p>
          </table:table-cell>
          <table:table-cell table:formula="of:=[.$C$5]/1000*[.B27]" office:value-type="float" office:value="0.21" calcext:value-type="float">
            <text:p>0.21</text:p>
          </table:table-cell>
          <table:table-cell table:formula="of:=[.$C$5]" office:value-type="float" office:value="10" calcext:value-type="float">
            <text:p>10</text:p>
          </table:table-cell>
          <table:table-cell table:formula="of:=[.$C$3]*([.B27]/([.B27]+[.$C$4]))" office:value-type="float" office:value="0.572727272727273" calcext:value-type="float">
            <text:p>0.572727272727273</text:p>
          </table:table-cell>
          <table:table-cell table:formula="of:=1000*[.$C$3]/([.$C$4]+[.B27])" office:value-type="float" office:value="27.2727272727273" calcext:value-type="float">
            <text:p>27.272727272727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table:formula="of:=[.$C$5]/1000*[.B28]" office:value-type="float" office:value="0.19" calcext:value-type="float">
            <text:p>0.19</text:p>
          </table:table-cell>
          <table:table-cell table:formula="of:=[.$C$5]" office:value-type="float" office:value="10" calcext:value-type="float">
            <text:p>10</text:p>
          </table:table-cell>
          <table:table-cell table:formula="of:=[.$C$3]*([.B28]/([.B28]+[.$C$4]))" office:value-type="float" office:value="0.526890756302521" calcext:value-type="float">
            <text:p>0.526890756302521</text:p>
          </table:table-cell>
          <table:table-cell table:formula="of:=1000*[.$C$3]/([.$C$4]+[.B28])" office:value-type="float" office:value="27.7310924369748" calcext:value-type="float">
            <text:p>27.73109243697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4:29:59.530599302</meta:creation-date>
    <dc:date>2019-05-05T14:37:27.270325248</dc:date>
    <meta:editing-duration>PT7M28S</meta:editing-duration>
    <meta:editing-cycles>1</meta:editing-cycles>
    <meta:document-statistic meta:table-count="1" meta:cell-count="144" meta:object-count="3"/>
    <meta:generator>LibreOffice/6.1.4.2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35cm" svg:y="4.204cm" style:legend-expansion="high" chart:style-name="ch2"/>
        <chart:plot-area chart:style-name="ch3" table:cell-range-address="Sheet1.A8:Sheet1.B28" svg:x="0.319cm" svg:y="0.18cm" svg:width="13.097cm" svg:height="8.646cm">
          <chartooo:coordinate-region svg:x="1.126cm" svg:y="0.379cm" svg:width="12.0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8:Sheet1.B28" chart:class="chart:scatter">
            <chart:domain table:cell-range-address="Sheet1.A8:Sheet1.A28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">
                <text:p>120</text:p>
                <draw:g>
                  <svg:desc>Sheet1.A8:Sheet1.A28</svg:desc>
                </draw:g>
              </table:table-cell>
              <table:table-cell office:value-type="float" office:value="322">
                <text:p>322</text:p>
                <draw:g>
                  <svg:desc>Sheet1.B8:Sheet1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">
                <text:p>13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">
                <text:p>14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9">
                <text:p>14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8">
                <text:p>15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">
                <text:p>16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6">
                <text:p>17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5">
                <text:p>18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4">
                <text:p>19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3">
                <text:p>20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2">
                <text:p>21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1">
                <text:p>22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0">
                <text:p>2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9">
                <text:p>2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8">
                <text:p>2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7">
                <text:p>2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6">
                <text:p>2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5">
                <text:p>27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4">
                <text:p>2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3">
                <text:p>29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523cm" svg:y="4.204cm" style:legend-expansion="high" chart:style-name="ch2"/>
        <chart:plot-area chart:style-name="ch3" table:cell-range-address="Sheet1.A7:Sheet1.A28 Sheet1.E7:Sheet1.E28" chart:data-source-has-labels="row" svg:x="0.319cm" svg:y="0.18cm" svg:width="12.885cm" svg:height="8.646cm">
          <chartooo:coordinate-region svg:x="1.046cm" svg:y="0.38cm" svg:width="11.87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8:Sheet1.E28" chart:label-cell-address="Sheet1.E7:Sheet1.E7" chart:class="chart:scatter">
            <chart:domain table:cell-range-address="Sheet1.A8:Sheet1.A28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ut (Rdiv)</text:p>
                <draw:g>
                  <svg:desc>Sheet1.E7:Sheet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">
                <text:p>120</text:p>
                <draw:g>
                  <svg:desc>Sheet1.A8:Sheet1.A28</svg:desc>
                </draw:g>
              </table:table-cell>
              <table:table-cell office:value-type="float" office:value="2.51800947867299">
                <text:p>2.51800947867299</text:p>
                <draw:g>
                  <svg:desc>Sheet1.E8:Sheet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">
                <text:p>131</text:p>
              </table:table-cell>
              <table:table-cell office:value-type="float" office:value="2.3983606557377">
                <text:p>2.39836065573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">
                <text:p>140</text:p>
              </table:table-cell>
              <table:table-cell office:value-type="float" office:value="2.27196261682243">
                <text:p>2.271962616822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9">
                <text:p>149</text:p>
              </table:table-cell>
              <table:table-cell office:value-type="float" office:value="2.14210526315789">
                <text:p>2.142105263157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8">
                <text:p>158</text:p>
              </table:table-cell>
              <table:table-cell office:value-type="float" office:value="2.00588235294118">
                <text:p>2.00588235294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">
                <text:p>167</text:p>
              </table:table-cell>
              <table:table-cell office:value-type="float" office:value="1.87142857142857">
                <text:p>1.87142857142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6">
                <text:p>176</text:p>
              </table:table-cell>
              <table:table-cell office:value-type="float" office:value="1.74339622641509">
                <text:p>1.743396226415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5">
                <text:p>185</text:p>
              </table:table-cell>
              <table:table-cell office:value-type="float" office:value="1.61632653061224">
                <text:p>1.616326530612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4">
                <text:p>194</text:p>
              </table:table-cell>
              <table:table-cell office:value-type="float" office:value="1.49672131147541">
                <text:p>1.496721311475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3">
                <text:p>203</text:p>
              </table:table-cell>
              <table:table-cell office:value-type="float" office:value="1.37017543859649">
                <text:p>1.370175438596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2">
                <text:p>212</text:p>
              </table:table-cell>
              <table:table-cell office:value-type="float" office:value="1.26296296296296">
                <text:p>1.262962962962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1">
                <text:p>221</text:p>
              </table:table-cell>
              <table:table-cell office:value-type="float" office:value="1.15714285714286">
                <text:p>1.1571428571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0">
                <text:p>230</text:p>
              </table:table-cell>
              <table:table-cell office:value-type="float" office:value="1.05510204081633">
                <text:p>1.055102040816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9">
                <text:p>239</text:p>
              </table:table-cell>
              <table:table-cell office:value-type="float" office:value="0.959574468085106">
                <text:p>0.9595744680851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8">
                <text:p>248</text:p>
              </table:table-cell>
              <table:table-cell office:value-type="float" office:value="0.891240875912409">
                <text:p>0.8912408759124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7">
                <text:p>25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6">
                <text:p>266</text:p>
              </table:table-cell>
              <table:table-cell office:value-type="float" office:value="0.741860465116279">
                <text:p>0.7418604651162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5">
                <text:p>275</text:p>
              </table:table-cell>
              <table:table-cell office:value-type="float" office:value="0.680952380952381">
                <text:p>0.6809523809523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4">
                <text:p>284</text:p>
              </table:table-cell>
              <table:table-cell office:value-type="float" office:value="0.617073170731707">
                <text:p>0.6170731707317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3">
                <text:p>293</text:p>
              </table:table-cell>
              <table:table-cell office:value-type="float" office:value="0.572727272727273">
                <text:p>0.5727272727272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526890756302521">
                <text:p>0.5268907563025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629cm" svg:y="4.204cm" style:legend-expansion="high" chart:style-name="ch2"/>
        <chart:plot-area chart:style-name="ch3" table:cell-range-address="Sheet1.A7:Sheet1.A28 Sheet1.C7:Sheet1.C28" chart:data-source-has-labels="row" svg:x="0.319cm" svg:y="0.18cm" svg:width="12.991cm" svg:height="8.646cm">
          <chartooo:coordinate-region svg:x="1.046cm" svg:y="0.379cm" svg:width="11.984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8:Sheet1.C28" chart:label-cell-address="Sheet1.C7:Sheet1.C7" chart:class="chart:scatter">
            <chart:domain table:cell-range-address="Sheet1.A8:Sheet1.A28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ut (Isrc)</text:p>
                <draw:g>
                  <svg:desc>Sheet1.C7:Sheet1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">
                <text:p>120</text:p>
                <draw:g>
                  <svg:desc>Sheet1.A8:Sheet1.A28</svg:desc>
                </draw:g>
              </table:table-cell>
              <table:table-cell office:value-type="float" office:value="3.22">
                <text:p>3.22</text:p>
                <draw:g>
                  <svg:desc>Sheet1.C8:Sheet1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">
                <text:p>131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">
                <text:p>140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9">
                <text:p>149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8">
                <text:p>158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">
                <text:p>16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6">
                <text:p>17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5">
                <text:p>18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4">
                <text:p>194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3">
                <text:p>203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2">
                <text:p>21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1">
                <text:p>22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0">
                <text:p>23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9">
                <text:p>239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8">
                <text:p>248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7">
                <text:p>25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6">
                <text:p>26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5">
                <text:p>27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4">
                <text:p>28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3">
                <text:p>29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19">
                <text:p>0.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